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run_DTINet</text:p>
      <text:p text:style-name="Standard">Repetition #1</text:p>
      <text:p text:style-name="Standard">Train data: 1731 positives, 1731 negatives</text:p>
      <text:p text:style-name="Standard">Test data: 192 positives, 192 negatives</text:p>
      <text:p text:style-name="Standard">Fold 1, Train: AUROC=0.970594 AUPR=0.972544; Test: AUROC=0.835612, AUPR=0.866067</text:p>
      <text:p text:style-name="Standard">Train data: 1731 positives, 1731 negatives</text:p>
      <text:p text:style-name="Standard">Test data: 192 positives, 192 negatives</text:p>
      <text:p text:style-name="Standard">Fold 2, Train: AUROC=0.969136 AUPR=0.971581; Test: AUROC=0.849338, AUPR=0.882258</text:p>
      <text:p text:style-name="Standard">Train data: 1731 positives, 1730 negatives</text:p>
      <text:p text:style-name="Standard">Test data: 192 positives, 193 negatives</text:p>
      <text:p text:style-name="Standard">Fold 3, Train: AUROC=0.969610 AUPR=0.971408; Test: AUROC=0.813660, AUPR=0.860132</text:p>
      <text:p text:style-name="Standard">Train data: 1730 positives, 1731 negatives</text:p>
      <text:p text:style-name="Standard">Test data: 193 positives, 192 negatives</text:p>
      <text:p text:style-name="Standard">Fold 4, Train: AUROC=0.969601 AUPR=0.971658; Test: AUROC=0.831201, AUPR=0.872767</text:p>
      <text:p text:style-name="Standard">Train data: 1731 positives, 1731 negatives</text:p>
      <text:p text:style-name="Standard">Test data: 192 positives, 192 negatives</text:p>
      <text:p text:style-name="Standard">Fold 5, Train: AUROC=0.969055 AUPR=0.971891; Test: AUROC=0.840603, AUPR=0.874599</text:p>
      <text:p text:style-name="Standard">Train data: 1731 positives, 1731 negatives</text:p>
      <text:p text:style-name="Standard">Test data: 192 positives, 192 negatives</text:p>
      <text:p text:style-name="Standard">Fold 6, Train: AUROC=0.968878 AUPR=0.971326; Test: AUROC=0.801514, AUPR=0.846998</text:p>
      <text:p text:style-name="Standard">Train data: 1731 positives, 1731 negatives</text:p>
      <text:p text:style-name="Standard">Test data: 192 positives, 192 negatives</text:p>
      <text:p text:style-name="Standard">Fold 7, Train: AUROC=0.966626 AUPR=0.969161; Test: AUROC=0.853950, AUPR=0.893018</text:p>
      <text:p text:style-name="Standard">Train data: 1730 positives, 1730 negatives</text:p>
      <text:p text:style-name="Standard">Test data: 193 positives, 193 negatives</text:p>
      <text:p text:style-name="Standard">Fold 8, Train: AUROC=0.970630 AUPR=0.972271; Test: AUROC=0.871272, AUPR=0.899990</text:p>
      <text:p text:style-name="Standard">Train data: 1730 positives, 1731 negatives</text:p>
      <text:p text:style-name="Standard">Test data: 193 positives, 192 negatives</text:p>
      <text:p text:style-name="Standard">Fold 9, Train: AUROC=0.969275 AUPR=0.971362; Test: AUROC=0.823699, AUPR=0.867840</text:p>
      <text:p text:style-name="Standard">Train data: 1731 positives, 1730 negatives</text:p>
      <text:p text:style-name="Standard">Test data: 192 positives, 193 negatives</text:p>
      <text:p text:style-name="Standard">Fold 10, Train: AUROC=0.967848 AUPR=0.970209; Test: AUROC=0.851873, AUPR=0.875705</text:p>
      <text:p text:style-name="Standard">Repetition #2</text:p>
      <text:p text:style-name="Standard">Train data: 1731 positives, 1731 negatives</text:p>
      <text:p text:style-name="Standard">Test data: 192 positives, 192 negatives</text:p>
      <text:p text:style-name="Standard">Fold 1, Train: AUROC=0.964389 AUPR=0.966196; Test: AUROC=0.839220, AUPR=0.874219</text:p>
      <text:p text:style-name="Standard">Train data: 1731 positives, 1731 negatives</text:p>
      <text:p text:style-name="Standard">Test data: 192 positives, 192 negatives</text:p>
      <text:p text:style-name="Standard">Fold 2, Train: AUROC=0.965681 AUPR=0.967323; Test: AUROC=0.847439, AUPR=0.877542</text:p>
      <text:p text:style-name="Standard">Train data: 1730 positives, 1731 negatives</text:p>
      <text:p text:style-name="Standard">Test data: 193 positives, 192 negatives</text:p>
      <text:p text:style-name="Standard">Fold 3, Train: AUROC=0.965129 AUPR=0.967436; Test: AUROC=0.836356, AUPR=0.868058</text:p>
      <text:p text:style-name="Standard">Train data: 1731 positives, 1731 negatives</text:p>
      <text:p text:style-name="Standard">Test data: 192 positives, 192 negatives</text:p>
      <text:p text:style-name="Standard">Fold 4, Train: AUROC=0.965656 AUPR=0.966963; Test: AUROC=0.839871, AUPR=0.876752</text:p>
      <text:p text:style-name="Standard">Train data: 1730 positives, 1731 negatives</text:p>
      <text:p text:style-name="Standard">Test data: 193 positives, 192 negatives</text:p>
      <text:p text:style-name="Standard">Fold 5, Train: AUROC=0.965857 AUPR=0.967421; Test: AUROC=0.842104, AUPR=0.865609</text:p>
      <text:p text:style-name="Standard">Train data: 1731 positives, 1731 negatives</text:p>
      <text:p text:style-name="Standard"><text:soft-page-break/>Test data: 192 positives, 192 negatives</text:p>
      <text:p text:style-name="Standard">Fold 6, Train: AUROC=0.964262 AUPR=0.966575; Test: AUROC=0.784532, AUPR=0.843583</text:p>
      <text:p text:style-name="Standard">Train data: 1730 positives, 1730 negatives</text:p>
      <text:p text:style-name="Standard">Test data: 193 positives, 193 negatives</text:p>
      <text:p text:style-name="Standard">Fold 7, Train: AUROC=0.964827 AUPR=0.966364; Test: AUROC=0.820129, AUPR=0.868769</text:p>
      <text:p text:style-name="Standard">Train data: 1731 positives, 1730 negatives</text:p>
      <text:p text:style-name="Standard">Test data: 192 positives, 193 negatives</text:p>
      <text:p text:style-name="Standard">Fold 8, Train: AUROC=0.963856 AUPR=0.965640; Test: AUROC=0.834845, AUPR=0.868700</text:p>
      <text:p text:style-name="Standard">Train data: 1731 positives, 1730 negatives</text:p>
      <text:p text:style-name="Standard">Test data: 192 positives, 193 negatives</text:p>
      <text:p text:style-name="Standard">Fold 9, Train: AUROC=0.965103 AUPR=0.967047; Test: AUROC=0.834440, AUPR=0.872196</text:p>
      <text:p text:style-name="Standard">Train data: 1731 positives, 1731 negatives</text:p>
      <text:p text:style-name="Standard">Test data: 192 positives, 192 negatives</text:p>
      <text:p text:style-name="Standard">Fold 10, Train: AUROC=0.963767 AUPR=0.966396; Test: AUROC=0.850694, AUPR=0.877619</text:p>
      <text:p text:style-name="Standard">Repetition #3</text:p>
      <text:p text:style-name="Standard">Train data: 1730 positives, 1731 negatives</text:p>
      <text:p text:style-name="Standard">Test data: 193 positives, 192 negatives</text:p>
      <text:p text:style-name="Standard">Fold 1, Train: AUROC=0.963305 AUPR=0.964942; Test: AUROC=0.827180, AUPR=0.868239</text:p>
      <text:p text:style-name="Standard">Train data: 1731 positives, 1731 negatives</text:p>
      <text:p text:style-name="Standard">Test data: 192 positives, 192 negatives</text:p>
      <text:p text:style-name="Standard">Fold 2, Train: AUROC=0.965274 AUPR=0.966472; Test: AUROC=0.821696, AUPR=0.863822</text:p>
      <text:p text:style-name="Standard">Train data: 1731 positives, 1730 negatives</text:p>
      <text:p text:style-name="Standard">Test data: 192 positives, 193 negatives</text:p>
      <text:p text:style-name="Standard">Fold 3, Train: AUROC=0.965359 AUPR=0.966499; Test: AUROC=0.828125, AUPR=0.865651</text:p>
      <text:p text:style-name="Standard">Train data: 1730 positives, 1731 negatives</text:p>
      <text:p text:style-name="Standard">Test data: 193 positives, 192 negatives</text:p>
      <text:p text:style-name="Standard">Fold 4, Train: AUROC=0.963295 AUPR=0.964962; Test: AUROC=0.833873, AUPR=0.870228</text:p>
      <text:p text:style-name="Standard">Train data: 1731 positives, 1731 negatives</text:p>
      <text:p text:style-name="Standard">Test data: 192 positives, 192 negatives</text:p>
      <text:p text:style-name="Standard">Fold 5, Train: AUROC=0.963947 AUPR=0.965342; Test: AUROC=0.821289, AUPR=0.865294</text:p>
      <text:p text:style-name="Standard">Train data: 1731 positives, 1731 negatives</text:p>
      <text:p text:style-name="Standard">Test data: 192 positives, 192 negatives</text:p>
      <text:p text:style-name="Standard">Fold 6, Train: AUROC=0.964490 AUPR=0.966298; Test: AUROC=0.838623, AUPR=0.869933</text:p>
      <text:p text:style-name="Standard">Train data: 1731 positives, 1730 negatives</text:p>
      <text:p text:style-name="Standard">Test data: 192 positives, 193 negatives</text:p>
      <text:p text:style-name="Standard">Fold 7, Train: AUROC=0.965935 AUPR=0.967928; Test: AUROC=0.819570, AUPR=0.857767</text:p>
      <text:p text:style-name="Standard">Train data: 1731 positives, 1730 negatives</text:p>
      <text:p text:style-name="Standard">Test data: 192 positives, 193 negatives</text:p>
      <text:p text:style-name="Standard">Fold 8, Train: AUROC=0.963882 AUPR=0.965253; Test: AUROC=0.847528, AUPR=0.877451</text:p>
      <text:p text:style-name="Standard">Train data: 1731 positives, 1731 negatives</text:p>
      <text:p text:style-name="Standard">Test data: 192 positives, 192 negatives</text:p>
      <text:p text:style-name="Standard">Fold 9, Train: AUROC=0.964868 AUPR=0.965995; Test: AUROC=0.837158, AUPR=0.867084</text:p>
      <text:p text:style-name="Standard">Train data: 1730 positives, 1731 negatives</text:p>
      <text:p text:style-name="Standard">Test data: 193 positives, 192 negatives</text:p>
      <text:p text:style-name="Standard">Fold 10, Train: AUROC=0.965023 AUPR=0.966761; Test: AUROC=0.839270, AUPR=0.873219</text:p>
      <text:p text:style-name="Standard">Repetition #4</text:p>
      <text:p text:style-name="Standard">Train data: 1731 positives, 1731 negatives</text:p>
      <text:p text:style-name="Standard">Test data: 192 positives, 192 negatives</text:p>
      <text:p text:style-name="Standard">Fold 1, Train: AUROC=0.962618 AUPR=0.964148; Test: AUROC=0.843994, AUPR=0.870587</text:p>
      <text:p text:style-name="Standard"><text:soft-page-break/>Train data: 1731 positives, 1730 negatives</text:p>
      <text:p text:style-name="Standard">Test data: 192 positives, 193 negatives</text:p>
      <text:p text:style-name="Standard">Fold 2, Train: AUROC=0.963692 AUPR=0.964297; Test: AUROC=0.820083, AUPR=0.854636</text:p>
      <text:p text:style-name="Standard">Train data: 1731 positives, 1730 negatives</text:p>
      <text:p text:style-name="Standard">Test data: 192 positives, 193 negatives</text:p>
      <text:p text:style-name="Standard">Fold 3, Train: AUROC=0.962564 AUPR=0.963419; Test: AUROC=0.839459, AUPR=0.876821</text:p>
      <text:p text:style-name="Standard">Train data: 1731 positives, 1730 negatives</text:p>
      <text:p text:style-name="Standard">Test data: 192 positives, 193 negatives</text:p>
      <text:p text:style-name="Standard">Fold 4, Train: AUROC=0.963079 AUPR=0.963325; Test: AUROC=0.826857, AUPR=0.861396</text:p>
      <text:p text:style-name="Standard">Train data: 1731 positives, 1731 negatives</text:p>
      <text:p text:style-name="Standard">Test data: 192 positives, 192 negatives</text:p>
      <text:p text:style-name="Standard">Fold 5, Train: AUROC=0.964032 AUPR=0.964841; Test: AUROC=0.823459, AUPR=0.866259</text:p>
      <text:p text:style-name="Standard">Train data: 1730 positives, 1731 negatives</text:p>
      <text:p text:style-name="Standard">Test data: 193 positives, 192 negatives</text:p>
      <text:p text:style-name="Standard">Fold 6, Train: AUROC=0.963470 AUPR=0.964495; Test: AUROC=0.816710, AUPR=0.849533</text:p>
      <text:p text:style-name="Standard">Train data: 1730 positives, 1731 negatives</text:p>
      <text:p text:style-name="Standard">Test data: 193 positives, 192 negatives</text:p>
      <text:p text:style-name="Standard">Fold 7, Train: AUROC=0.963673 AUPR=0.963872; Test: AUROC=0.842401, AUPR=0.880890</text:p>
      <text:p text:style-name="Standard">Train data: 1731 positives, 1731 negatives</text:p>
      <text:p text:style-name="Standard">Test data: 192 positives, 192 negatives</text:p>
      <text:p text:style-name="Standard">Fold 8, Train: AUROC=0.961827 AUPR=0.963245; Test: AUROC=0.830187, AUPR=0.860271</text:p>
      <text:p text:style-name="Standard">Train data: 1731 positives, 1731 negatives</text:p>
      <text:p text:style-name="Standard">Test data: 192 positives, 192 negatives</text:p>
      <text:p text:style-name="Standard">Fold 9, Train: AUROC=0.964267 AUPR=0.964902; Test: AUROC=0.809706, AUPR=0.844347</text:p>
      <text:p text:style-name="Standard">Train data: 1730 positives, 1731 negatives</text:p>
      <text:p text:style-name="Standard">Test data: 193 positives, 192 negatives</text:p>
      <text:p text:style-name="Standard">Fold 10, Train: AUROC=0.961736 AUPR=0.962430; Test: AUROC=0.836761, AUPR=0.872375</text:p>
      <text:p text:style-name="Standard">Repetition #5</text:p>
      <text:p text:style-name="Standard">Train data: 1731 positives, 1730 negatives</text:p>
      <text:p text:style-name="Standard">Test data: 192 positives, 193 negatives</text:p>
      <text:p text:style-name="Standard">Fold 1, Train: AUROC=0.970055 AUPR=0.971861; Test: AUROC=0.792179, AUPR=0.836029</text:p>
      <text:p text:style-name="Standard">Train data: 1731 positives, 1731 negatives</text:p>
      <text:p text:style-name="Standard">Test data: 192 positives, 192 negatives</text:p>
      <text:p text:style-name="Standard">Fold 2, Train: AUROC=0.970279 AUPR=0.971999; Test: AUROC=0.822673, AUPR=0.856658</text:p>
      <text:p text:style-name="Standard">Train data: 1730 positives, 1731 negatives</text:p>
      <text:p text:style-name="Standard">Test data: 193 positives, 192 negatives</text:p>
      <text:p text:style-name="Standard">Fold 3, Train: AUROC=0.968890 AUPR=0.971013; Test: AUROC=0.818788, AUPR=0.863365</text:p>
      <text:p text:style-name="Standard">Train data: 1731 positives, 1731 negatives</text:p>
      <text:p text:style-name="Standard">Test data: 192 positives, 192 negatives</text:p>
      <text:p text:style-name="Standard">Fold 4, Train: AUROC=0.969372 AUPR=0.970687; Test: AUROC=0.856879, AUPR=0.893325</text:p>
      <text:p text:style-name="Standard">Train data: 1731 positives, 1730 negatives</text:p>
      <text:p text:style-name="Standard">Test data: 192 positives, 193 negatives</text:p>
      <text:p text:style-name="Standard">Fold 5, Train: AUROC=0.968089 AUPR=0.969580; Test: AUROC=0.865798, AUPR=0.893314</text:p>
      <text:p text:style-name="Standard">Train data: 1731 positives, 1731 negatives</text:p>
      <text:p text:style-name="Standard">Test data: 192 positives, 192 negatives</text:p>
      <text:p text:style-name="Standard">Fold 6, Train: AUROC=0.969773 AUPR=0.971359; Test: AUROC=0.807590, AUPR=0.853356</text:p>
      <text:p text:style-name="Standard">Train data: 1730 positives, 1730 negatives</text:p>
      <text:p text:style-name="Standard">Test data: 193 positives, 193 negatives</text:p>
      <text:p text:style-name="Standard">Fold 7, Train: AUROC=0.967843 AUPR=0.970338; Test: AUROC=0.804263, AUPR=0.850924</text:p>
      <text:p text:style-name="Standard"><text:soft-page-break/>Train data: 1731 positives, 1731 negatives</text:p>
      <text:p text:style-name="Standard">Test data: 192 positives, 192 negatives</text:p>
      <text:p text:style-name="Standard">Fold 8, Train: AUROC=0.969985 AUPR=0.971538; Test: AUROC=0.873888, AUPR=0.899483</text:p>
      <text:p text:style-name="Standard">Train data: 1731 positives, 1731 negatives</text:p>
      <text:p text:style-name="Standard">Test data: 192 positives, 192 negatives</text:p>
      <text:p text:style-name="Standard">Fold 9, Train: AUROC=0.968757 AUPR=0.970597; Test: AUROC=0.879829, AUPR=0.907590</text:p>
      <text:p text:style-name="Standard">Train data: 1730 positives, 1731 negatives</text:p>
      <text:p text:style-name="Standard">Test data: 193 positives, 192 negatives</text:p>
      <text:p text:style-name="Standard">Fold 10, Train: AUROC=0.967907 AUPR=0.970200; Test: AUROC=0.826263, AUPR=0.862644</text:p>
      <text:p text:style-name="Standard">Repetition #1: AUROC=0.837272, AUPR=0.873937</text:p>
      <text:p text:style-name="Standard">Repetition #2: AUROC=0.832963, AUPR=0.869305</text:p>
      <text:p text:style-name="Standard">Repetition #3: AUROC=0.831431, AUPR=0.867869</text:p>
      <text:p text:style-name="Standard">Repetition #4: AUROC=0.828962, AUPR=0.863711</text:p>
      <text:p text:style-name="Standard">Repetition #5: AUROC=0.834815, AUPR=0.871669</text:p>
      <text:p text:style-name="Standard">Mean: AUROC=0.833089, AUPR=0.86929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4T09:01:03.215338989</meta:creation-date>
    <dc:date>2023-10-04T12:26:53.247017571</dc:date>
    <meta:editing-duration>PT3H25M50S</meta:editing-duration>
    <meta:editing-cycles>1</meta:editing-cycles>
    <meta:document-statistic meta:table-count="0" meta:image-count="0" meta:object-count="0" meta:page-count="4" meta:paragraph-count="162" meta:word-count="1035" meta:character-count="8388" meta:non-whitespace-character-count="7515"/>
    <meta:generator>LibreOffice/6.4.7.2$Linux_X86_64 LibreOffice_project/40$Build-2</meta:generator>
  </office:meta>
</office:document-meta>
</file>